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861" officeooo:paragraph-rsid="0009a861"/>
    </style:style>
    <style:style style:name="P2" style:family="paragraph" style:parent-style-name="Standard">
      <style:text-properties officeooo:rsid="000a97eb" officeooo:paragraph-rsid="000a97eb"/>
    </style:style>
    <style:style style:name="T1" style:family="text">
      <style:text-properties officeooo:rsid="000a97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8 – Computação Gráfica – Martim Neves, a86010</text:p>
      <text:p text:style-name="P1"/>
      <text:p text:style-name="P1">p8-1: No código temos uma geometria definida por três triângulos, cujos vértices estão definidos por numa lista de vértices (position_data). Cada triângulo é formado por 3 vértices consecutivos.<text:line-break/><text:line-break/>A mudança solicitada foi inverter a ordem do 2º e 3º vértices do primeiro triângulo pelo que apenas o primeiro triângulo foi modificado.</text:p>
      <text:p text:style-name="P1"/>
      <text:p text:style-name="P1">Esta mudança tem impacto na orientação do triângulo, que agora passa a ser horária.</text:p>
      <text:p text:style-name="P1">O triângulo deixou de ser desenhado, <text:span text:style-name="T1">possivelmente pois o motor de render utiliza backface culling.</text:span></text:p>
      <text:p text:style-name="P1"/>
      <text:p text:style-name="P2">p8-3: Não. A cor de cada ponto da esfera é determinada partir da sua posição na geometria.</text:p>
      <text:p text:style-name="P2">A rotação não altera a posição local dos vértices, apenas muda como estes aparecem no ecrã.</text:p>
      <text:p text:style-name="P2">O gradiente de cores da esfera permance igual, porém a orientação da esfera muda.<text:line-break/></text:p>
      <text:p text:style-name="P2">P8-4: No exemplo da esfera ondulada a variável uniform float time é usada para controlar a animação da esfera e a variação de cores ao longo do tempo. É responsável pelo efeito de ondulação ao deslocar os vértices verticalmente (segundo o time) e, no fragment shader, faz as cores rgb variarem continuamente, criando gradientes anim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7:14:01.790427859</meta:creation-date>
    <dc:date>2026-04-07T17:30:57.560685690</dc:date>
    <meta:editing-duration>PT6M45S</meta:editing-duration>
    <meta:editing-cycles>1</meta:editing-cycles>
    <meta:document-statistic meta:table-count="0" meta:image-count="0" meta:object-count="0" meta:page-count="1" meta:paragraph-count="8" meta:word-count="189" meta:character-count="1167" meta:non-whitespace-character-count="982"/>
    <meta:generator>LibreOffice/7.3.7.2$Linux_X86_64 LibreOffice_project/30$Build-2</meta:generator>
  </office:meta>
</office:document-meta>
</file>